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style:font-size-asian="48pt" style:font-size-complex="48pt"/>
    </style:style>
    <style:style style:name="P2" style:family="paragraph" style:parent-style-name="Standard">
      <style:text-properties fo:font-size="48pt" officeooo:paragraph-rsid="000e4c87" style:font-size-asian="48pt" style:font-size-complex="48pt"/>
    </style:style>
    <style:style style:name="P3" style:family="paragraph" style:parent-style-name="Standard">
      <style:text-properties fo:font-size="48pt" officeooo:paragraph-rsid="000e4c87" fo:background-color="#ffff00" style:font-size-asian="48pt" style:font-size-complex="48pt"/>
    </style:style>
    <style:style style:name="T1" style:family="text">
      <style:text-properties officeooo:rsid="000e4c8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fo:font-weight="bold" fo:background-color="#ffff00" loext:char-shading-value="0" style:font-weight-asian="bold" style:font-weight-complex="bold"/>
    </style:style>
    <style:style style:name="T5" style:family="text">
      <style:text-properties fo:color="#c9211e" fo:font-weight="bold" fo:background-color="#ffff00" loext:char-shading-value="0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5: </text:span>00000101</text:p>
      <text:p text:style-name="P1"><text:s text:c="5"/><text:span text:style-name="T5">11111010</text:span></text:p>
      <text:p text:style-name="P2"><text:s/><text:span text:style-name="T1">9: 00001001</text:span></text:p>
      <text:p text:style-name="P2"><text:s text:c="5"/><text:span text:style-name="T7">00010010→Left shift</text:span></text:p>
      <text:p text:style-name="P2"><text:span text:style-name="T1">00001001</text:span></text:p>
      <text:p text:style-name="P3">00000100→Right shift</text:p>
      <text:p text:style-name="P2"><text:s text:c="4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3:43:23.559005665</meta:creation-date>
    <dc:date>2022-04-05T03:56:03.463333688</dc:date>
    <meta:editing-duration>PT1M19S</meta:editing-duration>
    <meta:editing-cycles>1</meta:editing-cycles>
    <meta:document-statistic meta:table-count="0" meta:image-count="0" meta:object-count="0" meta:page-count="1" meta:paragraph-count="7" meta:word-count="10" meta:character-count="93" meta:non-whitespace-character-count="73"/>
    <meta:generator>LibreOffice/6.4.7.2$Linux_X86_64 LibreOffice_project/40$Build-2</meta:generator>
  </office:meta>
</office:document-meta>
</file>